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paragraph-properties fo:margin-left="2cm" fo:margin-right="0cm" fo:text-indent="0cm" style:auto-text-indent="false"/>
      <style:text-properties officeooo:paragraph-rsid="00469981"/>
    </style:style>
    <style:style style:name="P2" style:family="paragraph" style:parent-style-name="Standard">
      <style:paragraph-properties fo:margin-left="4.001cm" fo:margin-right="0cm" fo:text-indent="0cm" style:auto-text-indent="false"/>
      <style:text-properties officeooo:paragraph-rsid="00469981"/>
    </style:style>
    <style:style style:name="P3" style:family="paragraph" style:parent-style-name="Standard">
      <style:paragraph-properties fo:margin-left="2cm" fo:margin-right="0cm" fo:text-indent="0cm" style:auto-text-indent="false"/>
      <style:text-properties officeooo:rsid="005de86b" officeooo:paragraph-rsid="005de86b"/>
    </style:style>
    <style:style style:name="P4" style:family="paragraph" style:parent-style-name="Standard">
      <style:paragraph-properties fo:margin-left="4.001cm" fo:margin-right="0cm" fo:text-indent="0cm" style:auto-text-indent="false"/>
      <style:text-properties officeooo:rsid="005de86b" officeooo:paragraph-rsid="005de86b"/>
    </style:style>
    <style:style style:name="P5" style:family="paragraph" style:parent-style-name="Standard">
      <style:paragraph-properties fo:margin-left="4.001cm" fo:margin-right="0cm" fo:text-indent="0cm" style:auto-text-indent="false"/>
      <style:text-properties officeooo:rsid="005de86b" officeooo:paragraph-rsid="0061ee3a"/>
    </style:style>
    <style:style style:name="P6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7" style:family="paragraph" style:parent-style-name="Standard">
      <style:paragraph-properties fo:margin-left="2cm" fo:margin-right="0cm" fo:text-indent="0cm" style:auto-text-indent="false"/>
      <style:text-properties officeooo:rsid="0066d917" officeooo:paragraph-rsid="0066d917"/>
    </style:style>
    <style:style style:name="P8" style:family="paragraph" style:parent-style-name="Standard">
      <style:paragraph-properties fo:margin-left="4.001cm" fo:margin-right="0cm" fo:text-indent="0cm" style:auto-text-indent="false"/>
      <style:text-properties officeooo:rsid="0066d917" officeooo:paragraph-rsid="0066d917"/>
    </style:style>
    <style:style style:name="P9" style:family="paragraph" style:parent-style-name="Standard">
      <style:paragraph-properties fo:margin-left="2cm" fo:margin-right="0cm" fo:text-indent="0cm" style:auto-text-indent="false"/>
      <style:text-properties officeooo:rsid="0067918c" officeooo:paragraph-rsid="0067918c"/>
    </style:style>
    <style:style style:name="P10" style:family="paragraph" style:parent-style-name="Standard">
      <style:paragraph-properties fo:margin-left="4.001cm" fo:margin-right="0cm" fo:text-indent="0cm" style:auto-text-indent="false"/>
      <style:text-properties officeooo:rsid="0067918c" officeooo:paragraph-rsid="0067918c"/>
    </style:style>
    <style:style style:name="P11" style:family="paragraph" style:parent-style-name="Standard">
      <style:paragraph-properties fo:margin-left="2cm" fo:margin-right="0cm" fo:text-indent="0cm" style:auto-text-indent="false"/>
      <style:text-properties officeooo:rsid="006955e5" officeooo:paragraph-rsid="006955e5"/>
    </style:style>
    <style:style style:name="P12" style:family="paragraph" style:parent-style-name="Standard">
      <style:paragraph-properties fo:margin-left="2cm" fo:margin-right="0cm" fo:text-indent="0cm" style:auto-text-indent="false"/>
      <style:text-properties officeooo:rsid="006b8f2c" officeooo:paragraph-rsid="006b8f2c"/>
    </style:style>
    <style:style style:name="P13" style:family="paragraph" style:parent-style-name="Standard">
      <style:paragraph-properties fo:margin-left="2cm" fo:margin-right="0cm" fo:text-indent="0cm" style:auto-text-indent="false"/>
      <style:text-properties officeooo:rsid="006bde08" officeooo:paragraph-rsid="006bde08"/>
    </style:style>
    <style:style style:name="P14" style:family="paragraph" style:parent-style-name="Standard">
      <style:paragraph-properties fo:margin-left="2cm" fo:margin-right="0cm" fo:text-indent="0cm" style:auto-text-indent="false"/>
      <style:text-properties officeooo:rsid="0070041f" officeooo:paragraph-rsid="0070041f"/>
    </style:style>
    <style:style style:name="P15" style:family="paragraph" style:parent-style-name="Standard">
      <style:paragraph-properties fo:margin-left="2cm" fo:margin-right="0cm" fo:text-indent="0cm" style:auto-text-indent="false"/>
      <style:text-properties officeooo:rsid="00781dce" officeooo:paragraph-rsid="007d535d"/>
    </style:style>
    <style:style style:name="P16" style:family="paragraph" style:parent-style-name="Standard">
      <style:paragraph-properties fo:margin-left="2cm" fo:margin-right="0cm" fo:text-indent="0cm" style:auto-text-indent="false"/>
      <style:text-properties officeooo:paragraph-rsid="008e7bb2"/>
    </style:style>
    <style:style style:name="P17" style:family="paragraph" style:parent-style-name="Standard">
      <style:text-properties officeooo:paragraph-rsid="008e7bb2"/>
    </style:style>
    <style:style style:name="P18" style:family="paragraph" style:parent-style-name="Standard">
      <style:paragraph-properties fo:margin-left="4.001cm" fo:margin-right="0cm" fo:text-indent="0cm" style:auto-text-indent="false"/>
      <style:text-properties officeooo:rsid="00643ece" officeooo:paragraph-rsid="00643ece"/>
    </style:style>
    <style:style style:name="P19" style:family="paragraph" style:parent-style-name="Standard">
      <style:paragraph-properties fo:margin-left="4.001cm" fo:margin-right="0cm" fo:text-indent="0cm" style:auto-text-indent="false"/>
      <style:text-properties officeooo:rsid="0069a6e0" officeooo:paragraph-rsid="0069a6e0"/>
    </style:style>
    <style:style style:name="P20" style:family="paragraph" style:parent-style-name="Standard">
      <style:paragraph-properties fo:margin-left="4.001cm" fo:margin-right="0cm" fo:text-indent="0cm" style:auto-text-indent="false"/>
      <style:text-properties officeooo:rsid="006e148a" officeooo:paragraph-rsid="006e148a"/>
    </style:style>
    <style:style style:name="P21" style:family="paragraph" style:parent-style-name="Standard">
      <style:paragraph-properties fo:margin-left="4.001cm" fo:margin-right="0cm" fo:text-indent="0cm" style:auto-text-indent="false"/>
      <style:text-properties officeooo:rsid="006e5cfe" officeooo:paragraph-rsid="006e5cfe"/>
    </style:style>
    <style:style style:name="P22" style:family="paragraph" style:parent-style-name="Standard">
      <style:paragraph-properties fo:margin-left="4.001cm" fo:margin-right="0cm" fo:text-indent="0cm" style:auto-text-indent="false"/>
      <style:text-properties officeooo:rsid="006fc38d" officeooo:paragraph-rsid="006fc38d"/>
    </style:style>
    <style:style style:name="P23" style:family="paragraph" style:parent-style-name="Standard">
      <style:text-properties officeooo:rsid="0050b7a3" officeooo:paragraph-rsid="008e7bb2"/>
    </style:style>
    <style:style style:name="P24" style:family="paragraph" style:parent-style-name="Standard" style:list-style-name="L1">
      <style:text-properties officeooo:rsid="001e908d" officeooo:paragraph-rsid="001e908d"/>
    </style:style>
    <style:style style:name="P25" style:family="paragraph" style:parent-style-name="Standard">
      <style:paragraph-properties fo:margin-left="2cm" fo:margin-right="0cm" fo:text-indent="0cm" style:auto-text-indent="false"/>
      <style:text-properties officeooo:rsid="00781dce" officeooo:paragraph-rsid="007d535d"/>
    </style:style>
    <style:style style:name="P26" style:family="paragraph" style:parent-style-name="Standard" style:list-style-name="L2">
      <style:text-properties officeooo:paragraph-rsid="008e7bb2"/>
    </style:style>
    <style:style style:name="P27" style:family="paragraph" style:parent-style-name="Standard">
      <style:paragraph-properties fo:margin-left="2cm" fo:margin-right="0cm" fo:text-indent="0cm" style:auto-text-indent="false"/>
      <style:text-properties officeooo:rsid="0070041f" officeooo:paragraph-rsid="007d535d"/>
    </style:style>
    <style:style style:name="T1" style:family="text">
      <style:text-properties officeooo:rsid="005e0632"/>
    </style:style>
    <style:style style:name="T2" style:family="text">
      <style:text-properties officeooo:rsid="0061ee3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61ee3a" style:font-weight-asian="bold" style:font-weight-complex="bold"/>
    </style:style>
    <style:style style:name="T5" style:family="text">
      <style:text-properties officeooo:rsid="006303ff"/>
    </style:style>
    <style:style style:name="T6" style:family="text">
      <style:text-properties officeooo:rsid="00643ece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5e0632" fo:background-color="#ffff00" loext:char-shading-value="0"/>
    </style:style>
    <style:style style:name="T9" style:family="text">
      <style:text-properties officeooo:rsid="0065c4a9" fo:background-color="#ffff00" loext:char-shading-value="0"/>
    </style:style>
    <style:style style:name="T10" style:family="text">
      <style:text-properties officeooo:rsid="0066d917" fo:background-color="#ffff00" loext:char-shading-value="0"/>
    </style:style>
    <style:style style:name="T11" style:family="text">
      <style:text-properties officeooo:rsid="006eff3e" fo:background-color="#ffff00" loext:char-shading-value="0"/>
    </style:style>
    <style:style style:name="T12" style:family="text">
      <style:text-properties officeooo:rsid="005e0632" fo:background-color="transparent" loext:char-shading-value="0"/>
    </style:style>
    <style:style style:name="T13" style:family="text">
      <style:text-properties officeooo:rsid="0065c4a9"/>
    </style:style>
    <style:style style:name="T14" style:family="text">
      <style:text-properties officeooo:rsid="0066d917"/>
    </style:style>
    <style:style style:name="T15" style:family="text">
      <style:text-properties officeooo:rsid="006955e5"/>
    </style:style>
    <style:style style:name="T16" style:family="text">
      <style:text-properties officeooo:rsid="006e148a"/>
    </style:style>
    <style:style style:name="T17" style:family="text">
      <style:text-properties officeooo:rsid="0050b7a3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text:style-name="L1">
        <text:list-item>
          <text:p text:style-name="P24">memo</text:p>
        </text:list-item>
      </text:list>
      <text:p text:style-name="P6"/>
      <text:p text:style-name="P6"/>
      <text:p text:style-name="P6"/>
      <text:p text:style-name="P15">parameters / constants</text:p>
      <text:p text:style-name="P15"/>
      <text:p text:style-name="P15"/>
      <text:p text:style-name="P15"><draw:frame draw:style-name="fr1" draw:name="オブジェクト3" text:anchor-type="as-char" svg:width="8.8cm" svg:height="4.838cm" draw:z-index="2"><draw:object xlink:href="./Object 3" xlink:type="simple" xlink:show="embed" xlink:actuate="onLoad"/><draw:image xlink:href="./ObjectReplacements/Object 3" xlink:type="simple" xlink:show="embed" xlink:actuate="onLoad"/><svg:desc>数式</svg:desc></draw:frame></text:p>
      <text:p text:style-name="P27"/>
      <text:p text:style-name="P14">variables</text:p>
      <text:p text:style-name="P14"/>
      <text:p text:style-name="P14"><draw:frame draw:style-name="fr1" draw:name="オブジェクト2" text:anchor-type="as-char" svg:width="10.465cm" svg:height="7.44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4"/>
      <text:p text:style-name="P14">equations</text:p>
      <text:p text:style-name="P14"/>
      <text:p text:style-name="P14"/>
      <text:p text:style-name="P14"><draw:frame draw:style-name="fr2" draw:name="オブジェクト1" text:anchor-type="as-char" svg:y="-7.086cm" svg:width="10.255cm" svg:height="12.66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3">Ncore</text:span>: number density of neutron.</text:p>
      <text:p text:style-name="P4">= Numbers/Vol</text:p>
      <text:p text:style-name="P4"/>
      <text:p text:style-name="P5"><text:span text:style-name="T4">N0</text:span><text:span text:style-name="T2">, </text:span>U235: N<text:span text:style-name="T6">neutron</text:span>=143, 9.48*10^20 <text:span text:style-name="T5">[</text:span>atoms / cm3<text:span text:style-name="T5">]</text:span> </text:p>
      <text:p text:style-name="P5">→ <text:span text:style-name="T12">(143*9.48*10^20)</text:span><text:span text:style-name="T1"> </text:span><text:span text:style-name="T5">[</text:span><text:span text:style-name="T1">neutrons / cm3</text:span><text:span text:style-name="T5">]</text:span><text:span text:style-name="T1"> = </text:span><text:span text:style-name="T8">(143*9.48*10^20)*10^6</text:span><text:span text:style-name="T1"> </text:span><text:span text:style-name="T5">[</text:span><text:span text:style-name="T1">neutrons / m3</text:span><text:span text:style-name="T5">]</text:span></text:p>
      <text:p text:style-name="P2"><text:a xlink:type="simple" xlink:href="https://www.nuclear-power.com/nuclear-power/reactor-physics/nuclear-engineering-fundamentals/neutron-nuclear-reactions/atomic-number-density/" text:style-name="Internet_20_link" text:visited-style-name="Visited_20_Internet_20_Link">https://www.nuclear-power.com/nuclear-power/reactor-physics/nuclear-engineering-fundamentals/neutron-nuclear-reactions/atomic-number-density/</text:a></text:p>
      <text:p text:style-name="P2"><text:a xlink:type="simple" xlink:href="https://en.wikipedia.org/wiki/Uranium-235" text:style-name="Internet_20_link" text:visited-style-name="Visited_20_Internet_20_Link">https://en.wikipedia.org/wiki/Uranium-235</text:a></text:p>
      <text:p text:style-name="P2"/>
      <text:p text:style-name="P13">n: number density of nuclear <text:span text:style-name="T16">= (mass number)/(4/3*pi*R^3)</text:span></text:p>
      <text:p text:style-name="P20">R= 1.25 [fm] = 1.25*10^(-15) [m]</text:p>
      <text:p text:style-name="P21">mass number, U235= 235</text:p>
      <text:p text:style-name="P21">n= <text:span text:style-name="T7">235/(4/3*pi*(1.25*10^(-15))^3)</text:span></text:p>
      <text:p text:style-name="P2"/>
      <text:p text:style-name="P2"><text:a xlink:type="simple" xlink:href="https://en.wikipedia.org/wiki/Nuclear_density" text:style-name="Internet_20_link" text:visited-style-name="Visited_20_Internet_20_Link">https://en.wikipedia.org/wiki/Nuclear_density</text:a></text:p>
      <text:p text:style-name="P2"/>
      <text:p text:style-name="P2"/>
      <text:p text:style-name="P22">molecular weight of U235 = 235.04393 </text:p>
      <text:p text:style-name="P2"><text:a xlink:type="simple" xlink:href="https://pubchem.ncbi.nlm.nih.gov/compound/Uranium-235" text:style-name="Internet_20_link" text:visited-style-name="Visited_20_Internet_20_Link">https://pubchem.ncbi.nlm.nih.gov/compound/Uranium-235</text:a></text:p>
      <text:p text:style-name="P2"/>
      <text:p text:style-name="P2"/>
      <text:p text:style-name="P2"/>
      <text:p text:style-name="P3"><text:span text:style-name="T3">sigmaF</text:span>: fission cross-section of fissile material.</text:p>
      <text:p text:style-name="P18">U235, 1 [MeV]: <text:span text:style-name="T14">1.199</text:span><text:span text:style-name="T13"> [Barns] = </text:span><text:span text:style-name="T9">(</text:span><text:span text:style-name="T10">1</text:span><text:span text:style-name="T9">.</text:span><text:span text:style-name="T10">199</text:span><text:span text:style-name="T9">*10^(-28))</text:span><text:span text:style-name="T13"> [m2] </text:span></text:p>
      <text:p text:style-name="P4"/>
      <text:p text:style-name="P7">sigmaEl: elastic-scattering cross section of fissile material.</text:p>
      <text:p text:style-name="P8">U235, 1 [MeV]: 3.650 [Barns] = <text:span text:style-name="T7">(3.650*10^(-28))</text:span> [m2] </text:p>
      <text:p text:style-name="P4"/>
      <text:p text:style-name="P3"/>
      <text:p text:style-name="P9">vNeutron: average speed of neutron</text:p>
      <text:p text:style-name="P10"><text:span text:style-name="T15">emitted by fission</text:span>: 1.4x10^9 [cm/sec] = <text:span text:style-name="T7">1.4x10^7</text:span> [m/sec]</text:p>
      <text:p text:style-name="P3"/>
      <text:p text:style-name="P11">nu: number of neutrons emitted per fission</text:p>
      <text:p text:style-name="P19"><text:span text:style-name="T7">2.4</text:span><text:span text:style-name="T11">3</text:span> [neutrons]</text:p>
      <text:p text:style-name="P19"><text:a xlink:type="simple" xlink:href="https://www.nuclear-power.com/nuclear-power-plant/nuclear-fuel/uranium/uranium-235/uranium-235-fission/" text:style-name="Internet_20_link" text:visited-style-name="Visited_20_Internet_20_Link">https://www.nuclear-power.com/nuclear-power-plant/nuclear-fuel/uranium/uranium-235/uranium-235-fission/</text:a></text:p>
      <text:p text:style-name="P19"/>
      <text:p text:style-name="P19"><text:a xlink:type="simple" xlink:href="https://en.wikipedia.org/wiki/Nuclear_chain_reaction" text:style-name="Internet_20_link" text:visited-style-name="Visited_20_Internet_20_Link">https://en.wikipedia.org/wiki/Nuclear_chain_reaction</text:a></text:p>
      <text:p text:style-name="P19"/>
      <text:p text:style-name="P3"/>
      <text:p text:style-name="P12">dCore: critical radius</text:p>
      <text:p text:style-name="P11"/>
      <text:p text:style-name="P3"/>
      <text:p text:style-name="P1"><text:a xlink:type="simple" xlink:href="https://nuclearweaponarchive.org/Nwfaq/Nfaq4-1.html" text:style-name="Internet_20_link" text:visited-style-name="Visited_20_Internet_20_Link">https://nuclearweaponarchive.org/Nwfaq/Nfaq4-1.html</text:a></text:p>
      <text:p text:style-name="P1"/>
      <text:p text:style-name="P1"/>
      <text:p text:style-name="P1"/>
      <text:p text:style-name="P1"/>
      <text:p text:style-name="P1"/>
      <text:p text:style-name="P23">Memo:</text:p>
      <text:list text:style-name="L2">
        <text:list-item>
          <text:p text:style-name="P26">計算式の<text:span text:style-name="T17">mmlファイルへの保存：計算式ボックスを左クリックで選択　→　右クリック　→　「名前を付けてコピーを保存」　→　「MathML 2.0」を選択</text:span></text:p>
        </text:list-item>
      </text:list>
      <text:p text:style-name="P17"/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marker draw:name="Arrow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07T19:36:37.344000000</dc:date>
    <meta:editing-duration>P6DT23H27M5S</meta:editing-duration>
    <meta:editing-cycles>102</meta:editing-cycles>
    <meta:generator>LibreOffice/7.5.5.2$Windows_X86_64 LibreOffice_project/ca8fe7424262805f223b9a2334bc7181abbcbf5e</meta:generator>
    <meta:document-statistic meta:table-count="0" meta:image-count="0" meta:object-count="3" meta:page-count="1" meta:paragraph-count="34" meta:word-count="179" meta:character-count="1351" meta:non-whitespace-character-count="1252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frac>
                <mi mathvariant="italic">dE</mi>
                <mi mathvariant="italic">dt</mi>
              </mfrac>
              <mo stretchy="false">=</mo>
              <mrow>
                <mo fence="true" form="prefix" stretchy="false">(</mo>
                <mrow>
                  <mfrac>
                    <mrow>
                      <msub>
                        <mi>N</mi>
                        <mn>0</mn>
                      </msub>
                      <msub>
                        <mi>V</mi>
                        <mi mathvariant="italic">core</mi>
                      </msub>
                      <msub>
                        <mi>E</mi>
                        <mi mathvariant="italic">fiss</mi>
                      </msub>
                    </mrow>
                    <mi>τ</mi>
                  </mfrac>
                </mrow>
                <mo fence="true" form="postfix" stretchy="false">)</mo>
              </mrow>
            </mrow>
            <msup>
              <mi mathvariant="normal">e</mi>
              <mrow>
                <mrow>
                  <mo fence="true" form="prefix" stretchy="false">(</mo>
                  <mrow>
                    <mfrac bevelled="true">
                      <mi>α</mi>
                      <mi>τ</mi>
                    </mfrac>
                  </mrow>
                  <mo fence="true" form="postfix" stretchy="false">)</mo>
                </mrow>
                <mi>t</mi>
              </mrow>
            </msup>
            <mo stretchy="false">⋯</mo>
            <mrow>
              <mo fence="true" form="prefix" stretchy="false">[</mo>
              <mrow>
                <mn>1</mn>
              </mrow>
              <mo fence="true" form="postfix" stretchy="false">]</mo>
            </mrow>
          </mrow>
        </mtd>
      </mtr>
      <mtr>
        <mtd>
          <mrow>
            <mrow>
              <msub>
                <mi>V</mi>
                <mi mathvariant="italic">core</mi>
              </msub>
              <mo stretchy="false">=</mo>
              <mfrac>
                <mn>4</mn>
                <mn>3</mn>
              </mfrac>
            </mrow>
            <msup>
              <mi mathvariant="italic">πr</mi>
              <mn>3</mn>
            </msup>
            <mo stretchy="false">⋯</mo>
            <mrow>
              <mo fence="true" form="prefix" stretchy="false">[</mo>
              <mrow>
                <mn>2</mn>
              </mrow>
              <mo fence="true" form="postfix" stretchy="false">]</mo>
            </mrow>
          </mrow>
        </mtd>
      </mtr>
      <mtr>
        <mtd>
          <mrow>
            <mrow>
              <mfrac>
                <msub>
                  <mi mathvariant="italic">dv</mi>
                  <mi mathvariant="italic">core</mi>
                </msub>
                <mi mathvariant="italic">dt</mi>
              </mfrac>
              <mo stretchy="false">=</mo>
              <mfrac>
                <mrow>
                  <mn>4</mn>
                  <msup>
                    <mi mathvariant="italic">πr</mi>
                    <mn>2</mn>
                  </msup>
                  <mi mathvariant="italic">γE</mi>
                </mrow>
                <mrow>
                  <msub>
                    <mi>V</mi>
                    <mi mathvariant="italic">core</mi>
                  </msub>
                  <msub>
                    <mi>m</mi>
                    <mi mathvariant="italic">core</mi>
                  </msub>
                </mrow>
              </mfrac>
            </mrow>
            <mo stretchy="false">⋯</mo>
            <mrow>
              <mo fence="true" form="prefix" stretchy="false">[</mo>
              <mrow>
                <mn>3</mn>
              </mrow>
              <mo fence="true" form="postfix" stretchy="false">]</mo>
            </mrow>
          </mrow>
        </mtd>
      </mtr>
      <mtr>
        <mtd>
          <mrow>
            <mrow>
              <mfrac>
                <msub>
                  <mi mathvariant="italic">dK</mi>
                  <mi mathvariant="italic">core</mi>
                </msub>
                <mi mathvariant="italic">dt</mi>
              </mfrac>
              <mo stretchy="false">=</mo>
              <mi>p</mi>
            </mrow>
            <mfrac>
              <mi mathvariant="italic">dV</mi>
              <mi mathvariant="italic">dt</mi>
            </mfrac>
            <mo stretchy="false">⋯</mo>
            <mrow>
              <mo fence="true" form="prefix" stretchy="false">[</mo>
              <mrow>
                <mn>4</mn>
              </mrow>
              <mo fence="true" form="postfix" stretchy="false">]</mo>
            </mrow>
          </mrow>
        </mtd>
      </mtr>
      <mtr>
        <mtd>
          <mrow>
            <msub>
              <mi>p</mi>
              <mi mathvariant="italic">core</mi>
            </msub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frac>
                <mrow>
                  <mi mathvariant="italic">γE</mi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</mrow>
                <mrow>
                  <msub>
                    <mi>V</mi>
                    <mi mathvariant="italic">core</mi>
                  </msub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</mrow>
              </mfrac>
            </mrow>
            <mo stretchy="false">⋯</mo>
            <mrow>
              <mo fence="true" form="prefix" stretchy="false">[</mo>
              <mrow>
                <mn>5</mn>
              </mrow>
              <mo fence="true" form="postfix" stretchy="false">]</mo>
            </mrow>
          </mrow>
        </mtd>
      </mtr>
      <mtr>
        <mtd>
          <mrow>
            <mrow>
              <msub>
                <mi>d</mi>
                <mi mathvariant="italic">core</mi>
              </msub>
              <mo stretchy="false">=</mo>
              <msqrt>
                <mfrac>
                  <mrow>
                    <msub>
                      <mi>λ</mi>
                      <mrow>
                        <mi mathvariant="italic">core</mi>
                        <mi mathvariant="italic">fiss</mi>
                      </mrow>
                    </msub>
                    <msub>
                      <mi>λ</mi>
                      <mrow>
                        <mi mathvariant="italic">core</mi>
                        <mi mathvariant="italic">trans</mi>
                      </mrow>
                    </msub>
                  </mrow>
                  <mrow>
                    <mn>3</mn>
                    <mrow>
                      <mo fence="true" form="prefix" stretchy="false">(</mo>
                      <mrow>
                        <mrow>
                          <mrow>
                            <mo stretchy="false">−</mo>
                            <mi>α</mi>
                          </mrow>
                          <mo stretchy="false">+</mo>
                          <mi>ν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row>
                </mfrac>
              </msqrt>
            </mrow>
            <mo stretchy="false">⋯</mo>
            <mrow>
              <mo fence="true" form="prefix" stretchy="false">[</mo>
              <mrow>
                <mn>6</mn>
              </mrow>
              <mo fence="true" form="postfix" stretchy="false">]</mo>
            </mrow>
          </mrow>
        </mtd>
      </mtr>
      <mtr>
        <mtd>
          <mrow>
            <mrow>
              <mo fence="true" form="prefix" stretchy="false">(</mo>
              <mrow>
                <mrow>
                  <mi>r</mi>
                  <mo stretchy="false">/</mo>
                  <msub>
                    <mi>d</mi>
                    <mi mathvariant="italic">core</mi>
                  </msub>
                </mrow>
              </mrow>
              <mo fence="true" form="postfix" stretchy="false">)</mo>
            </mrow>
            <mi>cot</mi>
            <mrow>
              <mrow>
                <mo fence="true" form="prefix" stretchy="false">(</mo>
                <mrow>
                  <mrow>
                    <mi>r</mi>
                    <mo stretchy="false">/</mo>
                    <msub>
                      <mi>d</mi>
                      <mi mathvariant="italic">core</mi>
                    </msub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n>3</mn>
                    <mrow>
                      <msub>
                        <mi>d</mi>
                        <mi mathvariant="italic">core</mi>
                      </msub>
                      <mo stretchy="false">/</mo>
                      <mn>2</mn>
                    </mrow>
                    <msub>
                      <mi>λ</mi>
                      <mrow>
                        <mi mathvariant="italic">core</mi>
                        <mi mathvariant="italic">trans</mi>
                      </mrow>
                    </msub>
                  </mrow>
                </mrow>
                <mo fence="true" form="postfix" stretchy="false">)</mo>
              </mrow>
            </mrow>
            <mrow>
              <mrow>
                <mrow>
                  <mo fence="true" form="prefix" stretchy="false">(</mo>
                  <mrow>
                    <mrow>
                      <mi>r</mi>
                      <mo stretchy="false">/</mo>
                      <msub>
                        <mi>d</mi>
                        <mi mathvariant="italic">core</mi>
                      </msub>
                    </mrow>
                  </mrow>
                  <mo fence="true" form="postfix" stretchy="false">)</mo>
                </mrow>
                <mo stretchy="false">−</mo>
                <mn>1</mn>
              </mrow>
              <mo stretchy="false">=</mo>
              <mn>0</mn>
            </mrow>
            <mo stretchy="false">⋯</mo>
            <mrow>
              <mo fence="true" form="prefix" stretchy="false">[</mo>
              <mrow>
                <mn>7</mn>
              </mrow>
              <mo fence="true" form="postfix" stretchy="false">]</mo>
            </mrow>
          </mrow>
        </mtd>
      </mtr>
      <mtr>
        <mtd>
          <mrow>
            <mrow>
              <mi>τ</mi>
              <mo stretchy="false">=</mo>
              <mfrac>
                <msub>
                  <mi>λ</mi>
                  <mrow>
                    <mi mathvariant="italic">core</mi>
                    <mi mathvariant="italic">fiss</mi>
                  </mrow>
                </msub>
                <msub>
                  <mi>v</mi>
                  <mi mathvariant="italic">neut</mi>
                </msub>
              </mfrac>
            </mrow>
            <mo stretchy="false">⋯</mo>
            <mrow>
              <mo fence="true" form="prefix" stretchy="false">[</mo>
              <mrow>
                <mn>8</mn>
              </mrow>
              <mo fence="true" form="postfix" stretchy="false">]</mo>
            </mrow>
          </mrow>
        </mtd>
      </mtr>
      <mtr>
        <mtd>
          <mrow>
            <mrow>
              <msub>
                <mi>λ</mi>
                <mrow>
                  <mi mathvariant="italic">core</mi>
                  <mi mathvariant="italic">fiss</mi>
                </mrow>
              </msub>
              <mo stretchy="false">=</mo>
              <mfrac>
                <mn>1</mn>
                <mrow>
                  <msub>
                    <mi>σ</mi>
                    <mi>f</mi>
                  </msub>
                  <mi>n</mi>
                </mrow>
              </mfrac>
            </mrow>
            <mo stretchy="false">⋯</mo>
            <mrow>
              <mo fence="true" form="prefix" stretchy="false">[</mo>
              <mrow>
                <mn>9</mn>
              </mrow>
              <mo fence="true" form="postfix" stretchy="false">]</mo>
            </mrow>
          </mrow>
        </mtd>
      </mtr>
      <mtr>
        <mtd>
          <mrow>
            <mrow>
              <msub>
                <mi>λ</mi>
                <mrow>
                  <mi mathvariant="italic">core</mi>
                  <mi mathvariant="italic">trans</mi>
                </mrow>
              </msub>
              <mo stretchy="false">=</mo>
              <mfrac>
                <mn>1</mn>
                <mrow>
                  <msub>
                    <mi>σ</mi>
                    <mi>t</mi>
                  </msub>
                  <mi>n</mi>
                </mrow>
              </mfrac>
            </mrow>
            <mo stretchy="false">⋯</mo>
            <mrow>
              <mo fence="true" form="prefix" stretchy="false">[</mo>
              <mrow>
                <mn>10</mn>
              </mrow>
              <mo fence="true" form="postfix" stretchy="false">]</mo>
            </mrow>
          </mrow>
        </mtd>
      </mtr>
      <mtr>
        <mtd>
          <mrow>
            <mrow>
              <msub>
                <mi>σ</mi>
                <mi>t</mi>
              </msub>
              <mo stretchy="false">=</mo>
              <mrow>
                <msub>
                  <mi>σ</mi>
                  <mi>f</mi>
                </msub>
                <mo stretchy="false">+</mo>
                <msub>
                  <mi>σ</mi>
                  <mi mathvariant="italic">el</mi>
                </msub>
              </mrow>
            </mrow>
            <mo stretchy="false">⋯</mo>
            <mrow>
              <mo fence="true" form="prefix" stretchy="false">[</mo>
              <mrow>
                <mn>11</mn>
              </mrow>
              <mo fence="true" form="postfix" stretchy="false">]</mo>
            </mrow>
          </mrow>
        </mtd>
      </mtr>
      <mtr>
        <mtd>
          <mrow>
            <mrow>
              <mi>n</mi>
              <mo stretchy="false">=</mo>
              <mrow>
                <msub>
                  <mi>n</mi>
                  <mi mathvariant="italic">nuke</mi>
                </msub>
                <mo stretchy="false">/</mo>
                <msub>
                  <mi>V</mi>
                  <mi mathvariant="italic">core</mi>
                </msub>
              </mrow>
            </mrow>
            <mo stretchy="false">⋯</mo>
            <mrow>
              <mo fence="true" form="prefix" stretchy="false">[</mo>
              <mrow>
                <mn>12</mn>
              </mrow>
              <mo fence="true" form="postfix" stretchy="false">]</mo>
            </mrow>
          </mrow>
        </mtd>
      </mtr>
      <mtr>
        <mtd>
          <mrow>
            <mrow>
              <msub>
                <mi>n</mi>
                <mi mathvariant="italic">nuke</mi>
              </msub>
              <mo stretchy="false">=</mo>
              <mrow>
                <msub>
                  <mi>n</mi>
                  <mn>0</mn>
                </msub>
                <mo stretchy="false">∗</mo>
                <mfrac>
                  <mn>4</mn>
                  <mn>3</mn>
                </mfrac>
              </mrow>
            </mrow>
            <mi>π</mi>
            <msubsup>
              <mi>r</mi>
              <mn>0</mn>
              <mn>3</mn>
            </msubsup>
            <mo stretchy="false">⋯</mo>
            <mrow>
              <mo fence="true" form="prefix" stretchy="false">[</mo>
              <mrow>
                <mn>13</mn>
              </mrow>
              <mo fence="true" form="postfix" stretchy="false">]</mo>
            </mrow>
          </mrow>
        </mtd>
      </mtr>
    </mtable>
    <annotation encoding="StarMath 5.0">{dE} over {dt}= ( frac {N_{0}V_{core}E_{fiss} } {τ} ) func e^{ ( {α} wideslash {τ} ) t} dotsaxis [1]  newline
V_core= frac {4} {3}πr^{3} dotsaxis [2]  newline
frac {dv_core} {dt}= frac {4πr^2 γE} {V_core m_core} dotsaxis [3]    newline
frac {dK_core} {dt}= p frac {dV} {dt} dotsaxis [4]  newline
p_{ core }( t )= frac {γE (t) } {V_{core} (t) } dotsaxis [5]  newline
d_{core}= sqrt{ frac {λ_{core fiss}λ_{core trans}} {3 (-α+ν-1) } } dotsaxis [6]  newline
( r / d_core ) cot( r / d_core )+( 3d_core / 2λ_{core trans} ) ( r / d_core )-1=0 dotsaxis [7]  newline
τ= frac {λ_{core fiss}} {v_neut} dotsaxis [8]  newline
λ_{core fiss} = {1} over {σ_f n} dotsaxis [9]  newline
λ_{core trans}= frac {1} {σ_{t}n} dotsaxis [10]  newline
σ_{ t }=σ_{ f }+σ_{ el } dotsaxis [11]  newline
n= n_nuke / V_core dotsaxis [12]  newline
n_nuke= n_0 * frac {4} {3} π r_0^3 dotsaxis [13]   
</annotation>
  </semantics>
</math>
</file>

<file path=Object 2/content.xml><?xml version="1.0" encoding="utf-8"?>
<math xmlns="http://www.w3.org/1998/Math/MathML" display="block">
  <semantics>
    <mtable>
      <mtr>
        <mtd>
          <mrow>
            <mi>E</mi>
            <mi mathvariant="normal">:</mi>
            <mi mathvariant="italic">cumulative</mi>
            <mi mathvariant="italic">nergy</mi>
            <mi mathvariant="italic">released</mi>
            <mo stretchy="false">⋯</mo>
            <mrow>
              <mo fence="true" form="prefix" stretchy="false">[</mo>
              <mrow>
                <mn>1</mn>
              </mrow>
              <mo fence="true" form="postfix" stretchy="false">]</mo>
            </mrow>
          </mrow>
        </mtd>
      </mtr>
      <mtr>
        <mtd>
          <mrow>
            <msub>
              <mi>V</mi>
              <mi mathvariant="italic">core</mi>
            </msub>
            <mi mathvariant="normal">:</mi>
            <mi mathvariant="italic">core</mi>
            <mi mathvariant="italic">volume</mi>
            <mo stretchy="false">⋯</mo>
            <mrow>
              <mo fence="true" form="prefix" stretchy="false">[</mo>
              <mrow>
                <mn>2</mn>
              </mrow>
              <mo fence="true" form="postfix" stretchy="false">]</mo>
            </mrow>
          </mrow>
        </mtd>
      </mtr>
      <mtr>
        <mtd>
          <mrow>
            <msub>
              <mi>v</mi>
              <mi mathvariant="italic">core</mi>
            </msub>
            <mi mathvariant="normal">:</mi>
            <mi mathvariant="italic">speed</mi>
            <mi mathvariant="italic">of</mi>
            <mi mathvariant="italic">core</mi>
            <mi mathvariant="italic">expansion</mi>
          </mrow>
        </mtd>
      </mtr>
      <mtr>
        <mtd>
          <mrow>
            <mi>τ</mi>
            <mi mathvariant="normal">:</mi>
            <mi mathvariant="italic">average</mi>
            <mi mathvariant="italic">time</mi>
            <mi mathvariant="italic">neutron</mi>
            <mi mathvariant="italic">will</mi>
            <mi mathvariant="italic">travel</mi>
            <mi mathvariant="italic">before</mi>
            <mi mathvariant="italic">causing</mi>
            <mi mathvariant="italic">fission</mi>
            <mo stretchy="false">⋯</mo>
            <mrow>
              <mo fence="true" form="prefix" stretchy="false">[</mo>
              <mrow>
                <mn>3</mn>
              </mrow>
              <mo fence="true" form="postfix" stretchy="false">]</mo>
            </mrow>
          </mrow>
        </mtd>
      </mtr>
      <mtr>
        <mtd>
          <mrow>
            <mi>α</mi>
            <mi mathvariant="normal">:</mi>
            <mi mathvariant="italic">criticality</mi>
            <mi mathvariant="italic">parameter</mi>
            <mo stretchy="false">⋯</mo>
            <mrow>
              <mo fence="true" form="prefix" stretchy="false">[</mo>
              <mrow>
                <mn>4</mn>
              </mrow>
              <mo fence="true" form="postfix" stretchy="false">]</mo>
            </mrow>
          </mrow>
        </mtd>
      </mtr>
      <mtr>
        <mtd>
          <mrow>
            <mi>r</mi>
            <mi mathvariant="normal">:</mi>
            <mi mathvariant="italic">radius</mi>
            <mi mathvariant="italic">of</mi>
            <mi mathvariant="italic">core</mi>
            <mo stretchy="false">⋯</mo>
            <mrow>
              <mo fence="true" form="prefix" stretchy="false">[</mo>
              <mrow>
                <mn>5</mn>
              </mrow>
              <mo fence="true" form="postfix" stretchy="false">]</mo>
            </mrow>
          </mrow>
        </mtd>
      </mtr>
      <mtr>
        <mtd>
          <mrow>
            <msub>
              <mi>p</mi>
              <mi mathvariant="italic">core</mi>
            </msub>
            <mi mathvariant="normal">:</mi>
            <mi mathvariant="italic">pressure</mi>
            <mi mathvariant="italic">of</mi>
            <mi mathvariant="italic">core</mi>
            <mo stretchy="false">⋯</mo>
            <mrow>
              <mo fence="true" form="prefix" stretchy="false">[</mo>
              <mrow>
                <mn>6</mn>
              </mrow>
              <mo fence="true" form="postfix" stretchy="false">]</mo>
            </mrow>
          </mrow>
        </mtd>
      </mtr>
      <mtr>
        <mtd>
          <mrow>
            <msub>
              <mi>d</mi>
              <mi mathvariant="italic">core</mi>
            </msub>
            <mi mathvariant="normal">:</mi>
            <mi mathvariant="italic">critical</mi>
            <mi mathvariant="italic">radius</mi>
            <mo stretchy="false">⋯</mo>
            <mrow>
              <mo fence="true" form="prefix" stretchy="false">[</mo>
              <mrow>
                <mn>7</mn>
              </mrow>
              <mo fence="true" form="postfix" stretchy="false">]</mo>
            </mrow>
          </mrow>
        </mtd>
      </mtr>
      <mtr>
        <mtd>
          <mrow>
            <msub>
              <mi>λ</mi>
              <mrow>
                <mi mathvariant="italic">core</mi>
                <mi mathvariant="italic">fiss</mi>
              </mrow>
            </msub>
            <mi mathvariant="normal">:</mi>
            <mi mathvariant="italic">mean</mi>
            <mi mathvariant="italic">free</mi>
            <mi mathvariant="italic">path</mi>
            <mi mathvariant="italic">between</mi>
            <mi mathvariant="italic">fissions</mi>
            <mo stretchy="false">⋯</mo>
            <mrow>
              <mo fence="true" form="prefix" stretchy="false">[</mo>
              <mrow>
                <mn>8</mn>
              </mrow>
              <mo fence="true" form="postfix" stretchy="false">]</mo>
            </mrow>
          </mrow>
        </mtd>
      </mtr>
      <mtr>
        <mtd>
          <mrow>
            <msub>
              <mi>λ</mi>
              <mrow>
                <mi mathvariant="italic">core</mi>
                <mi mathvariant="italic">trans</mi>
              </mrow>
            </msub>
            <mi mathvariant="normal">:</mi>
            <mi mathvariant="italic">transport</mi>
            <mi mathvariant="italic">mean</mi>
            <mi mathvariant="italic">free</mi>
            <mi mathvariant="italic">path</mi>
            <mi mathvariant="italic">for</mi>
            <mi mathvariant="italic">neutrons</mi>
            <mo stretchy="false">⋯</mo>
            <mrow>
              <mo fence="true" form="prefix" stretchy="false">[</mo>
              <mrow>
                <mn>9</mn>
              </mrow>
              <mo fence="true" form="postfix" stretchy="false">]</mo>
            </mrow>
          </mrow>
        </mtd>
      </mtr>
      <mtr>
        <mtd>
          <mrow>
            <msub>
              <mi>σ</mi>
              <mi>t</mi>
            </msub>
            <mi mathvariant="normal">:</mi>
            <mi mathvariant="italic">transport</mi>
            <mi mathvariant="italic">cross</mi>
            <mi mathvariant="italic">section</mi>
            <mo stretchy="false">⋯</mo>
            <mrow>
              <mo fence="true" form="prefix" stretchy="false">[</mo>
              <mrow>
                <mn>10</mn>
              </mrow>
              <mo fence="true" form="postfix" stretchy="false">]</mo>
            </mrow>
          </mrow>
        </mtd>
      </mtr>
      <mtr>
        <mtd>
          <mrow>
            <mi>n</mi>
            <mi mathvariant="normal">:</mi>
            <mi mathvariant="italic">nuclear</mi>
            <mi mathvariant="italic">number</mi>
            <mi mathvariant="italic">density</mi>
            <mo stretchy="false">⋯</mo>
            <mrow>
              <mo fence="true" form="prefix" stretchy="false">[</mo>
              <mrow>
                <mn>11</mn>
              </mrow>
              <mo fence="true" form="postfix" stretchy="false">]</mo>
            </mrow>
          </mrow>
        </mtd>
      </mtr>
      <mtr>
        <mtd>
          <mrow>
            <msub>
              <mi>n</mi>
              <mi mathvariant="italic">nuke</mi>
            </msub>
            <mi mathvariant="normal">:</mi>
            <mi mathvariant="italic">number</mi>
            <mi mathvariant="italic">of</mi>
            <mi mathvariant="italic">nucleous</mi>
            <mo stretchy="false">⋯</mo>
            <mrow>
              <mo fence="true" form="prefix" stretchy="false">[</mo>
              <mrow>
                <mn>12</mn>
              </mrow>
              <mo fence="true" form="postfix" stretchy="false">]</mo>
            </mrow>
          </mrow>
        </mtd>
      </mtr>
      <mtr>
        <mtd>
          <mrow>
            <msub>
              <mi>K</mi>
              <mi mathvariant="italic">core</mi>
            </msub>
            <mi mathvariant="normal">:</mi>
            <mi mathvariant="italic">kinetic</mi>
            <mi mathvariant="italic">energy</mi>
            <mi mathvariant="italic">of</mi>
            <mi mathvariant="italic">core</mi>
            <mo stretchy="false">⋯</mo>
            <mrow>
              <mo fence="true" form="prefix" stretchy="false">[</mo>
              <mrow>
                <mn>13</mn>
              </mrow>
              <mo fence="true" form="postfix" stretchy="false">]</mo>
            </mrow>
          </mrow>
        </mtd>
      </mtr>
    </mtable>
    <annotation encoding="StarMath 5.0">E: cumulative nergy released dotsaxis [1]  newline
V_core: core volume dotsaxis [2]  newline
v_core: speed of core expansion  newline
τ: average time neutron will travel before causing fission dotsaxis [3]  newline 
α: criticality parameter dotsaxis [4]  newline
r: radius of core dotsaxis [5]  newline
p_core: pressure of core dotsaxis [6]  newline
d_core: critical radius  dotsaxis [7]  newline
λ_{core fiss}: mean free path between fissions   dotsaxis [8]  newline
λ_{core trans}: transport mean free path for neutrons   dotsaxis [9]  newline
σ_t: transport cross section  dotsaxis [10]  newline
n: nuclear number density dotsaxis [11]  newline
n_nuke: number of nucleous   dotsaxis [12]  newline
K_core: kinetic energy of core  dotsaxis [ 13 ]  
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N</mi>
              <mn>0</mn>
            </msub>
            <mi mathvariant="normal">:</mi>
            <mi mathvariant="italic">initial</mi>
            <mi mathvariant="italic">neutron</mi>
            <mi mathvariant="italic">number</mi>
            <mi mathvariant="italic">density</mi>
            <mo stretchy="false">⋯</mo>
            <mrow>
              <mo fence="true" form="prefix" stretchy="false">[</mo>
              <mrow>
                <mn>1</mn>
              </mrow>
              <mo fence="true" form="postfix" stretchy="false">]</mo>
            </mrow>
          </mrow>
        </mtd>
      </mtr>
      <mtr>
        <mtd>
          <mrow>
            <msub>
              <mi>E</mi>
              <mi mathvariant="italic">fiss</mi>
            </msub>
            <mi mathvariant="normal">:</mi>
            <mi mathvariant="italic">energy</mi>
            <mi mathvariant="italic">released</mi>
            <mi mathvariant="italic">by</mi>
            <mi mathvariant="italic">single</mi>
            <mi mathvariant="italic">fission</mi>
            <mi mathvariant="italic">reaction</mi>
            <mo stretchy="false">⋯</mo>
            <mrow>
              <mo fence="true" form="prefix" stretchy="false">[</mo>
              <mrow>
                <mn>2</mn>
              </mrow>
              <mo fence="true" form="postfix" stretchy="false">]</mo>
            </mrow>
          </mrow>
        </mtd>
      </mtr>
      <mtr>
        <mtd>
          <mrow>
            <mi>γ</mi>
            <mi mathvariant="normal">:</mi>
            <mi mathvariant="italic">pressure</mi>
            <mi mathvariant="italic">parameter</mi>
            <mo stretchy="false">⋯</mo>
            <mrow>
              <mo fence="true" form="prefix" stretchy="false">[</mo>
              <mrow>
                <mn>3</mn>
              </mrow>
              <mo fence="true" form="postfix" stretchy="false">]</mo>
            </mrow>
          </mrow>
        </mtd>
      </mtr>
      <mtr>
        <mtd>
          <mrow>
            <mi>ν</mi>
            <mi mathvariant="normal">:</mi>
            <mi mathvariant="italic">secondary</mi>
            <mi mathvariant="italic">neutrons</mi>
            <mo stretchy="false">⋯</mo>
            <mrow>
              <mo fence="true" form="prefix" stretchy="false">[</mo>
              <mrow>
                <mn>4</mn>
              </mrow>
              <mo fence="true" form="postfix" stretchy="false">]</mo>
            </mrow>
          </mrow>
        </mtd>
      </mtr>
      <mtr>
        <mtd>
          <mrow>
            <msub>
              <mi>σ</mi>
              <mi>f</mi>
            </msub>
            <mi mathvariant="normal">:</mi>
            <mi mathvariant="italic">fission</mi>
            <mi mathvariant="italic">cross</mi>
            <mi mathvariant="italic">section</mi>
            <mi mathvariant="italic">of</mi>
            <mi mathvariant="italic">fissile</mi>
            <mi mathvariant="italic">material</mi>
            <mo stretchy="false">⋯</mo>
            <mrow>
              <mo fence="true" form="prefix" stretchy="false">[</mo>
              <mrow>
                <mn>5</mn>
              </mrow>
              <mo fence="true" form="postfix" stretchy="false">]</mo>
            </mrow>
          </mrow>
        </mtd>
      </mtr>
      <mtr>
        <mtd>
          <mrow>
            <msub>
              <mi>σ</mi>
              <mi mathvariant="italic">el</mi>
            </msub>
            <mi mathvariant="normal">:</mi>
            <mrow>
              <mi mathvariant="italic">elastic</mi>
              <mo stretchy="false">−</mo>
              <mi mathvariant="italic">scattering</mi>
            </mrow>
            <mi mathvariant="italic">cross</mi>
            <mi mathvariant="italic">section</mi>
            <mo stretchy="false">⋯</mo>
            <mrow>
              <mo fence="true" form="prefix" stretchy="false">[</mo>
              <mrow>
                <mn>6</mn>
              </mrow>
              <mo fence="true" form="postfix" stretchy="false">]</mo>
            </mrow>
          </mrow>
        </mtd>
      </mtr>
      <mtr>
        <mtd>
          <mrow>
            <msub>
              <mi>n</mi>
              <mn>0</mn>
            </msub>
            <mi mathvariant="normal">:</mi>
            <mi mathvariant="italic">initial</mi>
            <mi mathvariant="italic">nuclear</mi>
            <mi mathvariant="italic">number</mi>
            <mi mathvariant="italic">density</mi>
            <mo stretchy="false">⋯</mo>
            <mrow>
              <mo fence="true" form="prefix" stretchy="false">[</mo>
              <mrow>
                <mn>7</mn>
              </mrow>
              <mo fence="true" form="postfix" stretchy="false">]</mo>
            </mrow>
          </mrow>
        </mtd>
      </mtr>
      <mtr>
        <mtd>
          <mrow>
            <msub>
              <mi>r</mi>
              <mn>0</mn>
            </msub>
            <mi mathvariant="normal">:</mi>
            <mi mathvariant="italic">initial</mi>
            <mi mathvariant="italic">core</mi>
            <mi mathvariant="italic">radius</mi>
            <mo stretchy="false">⋯</mo>
            <mrow>
              <mo fence="true" form="prefix" stretchy="false">[</mo>
              <mrow>
                <mn>8</mn>
              </mrow>
              <mo fence="true" form="postfix" stretchy="false">]</mo>
            </mrow>
          </mrow>
        </mtd>
      </mtr>
      <mtr>
        <mtd>
          <mrow>
            <msub>
              <mi>v</mi>
              <mi mathvariant="italic">neut</mi>
            </msub>
            <mi mathvariant="normal">:</mi>
            <mi mathvariant="italic">average</mi>
            <mi mathvariant="italic">neutron</mi>
            <mi mathvariant="italic">speed</mi>
            <mo stretchy="false">⋯</mo>
            <mrow>
              <mo fence="true" form="prefix" stretchy="false">[</mo>
              <mrow>
                <mn>9</mn>
              </mrow>
              <mo fence="true" form="postfix" stretchy="false">]</mo>
            </mrow>
          </mrow>
        </mtd>
      </mtr>
    </mtable>
    <annotation encoding="StarMath 5.0">N_0: initial neutron number density dotsaxis [1] newline
E_fiss: energy released by single fission reaction dotsaxis [2] newline
γ: pressure parameter dotsaxis [3] newline
ν: secondary neutrons dotsaxis [4] newline
σ_f: fission cross section of fissile material  dotsaxis [5]  newline
σ_el: elastic-scattering cross section   dotsaxis [6]  newline
n_0: initial nuclear number density dotsaxis [7]  newline
r_0: initial core radius  dotsaxis [8]  newline
v_neut: average neutron speed dotsaxis [9]  
</annotation>
  </semantics>
</math>
</file>